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03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9.348cm" fo:min-width="12cm" loext:decorative="false"/>
    </style:style>
    <style:style style:name="gr3" style:family="graphic" style:parent-style-name="standard">
      <style:graphic-properties draw:stroke="solid" svg:stroke-color="#000000" draw:fill="none" draw:textarea-vertical-align="middle" fo:min-height="1.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000000" draw:textarea-vertical-align="middle" fo:min-height="1.5cm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svg:stroke-color="#000000" draw:textarea-vertical-align="middle" loext:decorative="false"/>
    </style:style>
    <style:style style:name="gr8" style:family="graphic" style:parent-style-name="standard">
      <style:graphic-properties draw:stroke="solid" svg:stroke-color="#000000" draw:fill="none" draw:textarea-vertical-align="middle" fo:min-height="1.513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線の終点_20_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線の終点_20_2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="none" draw:fill-color="#000000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8.169cm" svg:height="1.199cm" svg:x="6.416cm" svg:y="1cm">
          <draw:text-box>
            <text:p><text:span text:style-name="T1">PSC Architecture Diagram v0.4</text:span></text:p>
            <text:p><text:span text:style-name="T1">NETWORK PSC with Fabric Control Unit</text:span></text:p>
          </draw:text-box>
        </draw:frame>
        <draw:custom-shape draw:style-name="gr2" draw:text-style-name="P2" draw:layer="layout" svg:width="12.5cm" svg:height="9.598cm" svg:x="4.25cm" svg:y="3.902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6" draw:id="id6" draw:layer="layout" svg:width="3.7cm" svg:height="1.75cm" svg:x="4.25cm" svg:y="6.25cm">
          <draw:text-box>
            <text:p text:style-name="P3"><text:span text:style-name="T2">Fabric Port Interface (Port-0)</text:span></text:p>
          </draw:text-box>
        </draw:frame>
        <draw:frame draw:style-name="gr3" draw:text-style-name="P4" xml:id="id5" draw:id="id5" draw:layer="layout" svg:width="3.7cm" svg:height="1.75cm" svg:x="13.05cm" svg:y="6.25cm">
          <draw:text-box>
            <text:p text:style-name="P3"><text:span text:style-name="T2">Fabric Port Interface (Port-1)</text:span></text:p>
          </draw:text-box>
        </draw:frame>
        <draw:frame draw:style-name="gr4" draw:text-style-name="P5" draw:layer="layout" svg:width="3.859cm" svg:height="1.27cm" svg:x="8.571cm" svg:y="3.225cm">
          <draw:text-box>
            <text:p><text:span text:style-name="T2">NETWORK PSC</text:span></text:p>
          </draw:text-box>
        </draw:frame>
        <draw:frame draw:style-name="gr3" draw:text-style-name="P4" xml:id="id1" draw:id="id1" draw:layer="layout" svg:width="4.5cm" svg:height="1.75cm" svg:x="8.25cm" svg:y="6.25cm">
          <draw:text-box>
            <text:p text:style-name="P3"><text:span text:style-name="T2">Fabric Switching Core</text:span></text:p>
          </draw:text-box>
          <draw:glue-point draw:id="4" svg:x="5cm" svg:y="5cm"/>
        </draw:frame>
        <draw:frame draw:style-name="gr5" draw:text-style-name="P6" xml:id="id2" draw:id="id2" draw:layer="layout" svg:width="4.5cm" svg:height="1.75cm" svg:x="8.25cm" svg:y="8.5cm">
          <draw:text-box>
            <text:p text:style-name="P3"><text:span text:style-name="T2">Forwarding Table</text:span></text:p>
          </draw:text-box>
        </draw:frame>
        <draw:frame draw:style-name="gr3" draw:text-style-name="P4" xml:id="id3" draw:id="id3" draw:layer="layout" svg:width="4.5cm" svg:height="1.75cm" svg:x="8.25cm" svg:y="10.75cm">
          <draw:text-box>
            <text:p text:style-name="P3"><text:span text:style-name="T2">Buffer &amp; Queue</text:span></text:p>
          </draw:text-box>
        </draw:frame>
        <draw:connector draw:style-name="gr6" draw:text-style-name="P3" xml:id="id4" draw:id="id4" draw:layer="layout" svg:x1="12.75cm" svg:y1="7.125cm" svg:x2="12.75cm" svg:y2="7.125cm" draw:start-shape="id1" draw:start-glue-point="1" draw:end-shape="id1" draw:end-glue-point="1" svg:d="M12750 7125z" svg:viewBox="0 0 1 1">
          <text:p/>
        </draw:connector>
        <draw:connector draw:style-name="gr7" draw:text-style-name="P3" draw:layer="layout" svg:x1="10.5cm" svg:y1="8cm" svg:x2="10.5cm" svg:y2="8.5cm" draw:start-shape="id1" draw:start-glue-point="2" draw:end-shape="id2" draw:end-glue-point="0" svg:d="M10500 8000v500" svg:viewBox="0 0 1 501">
          <text:p/>
        </draw:connector>
        <draw:connector draw:style-name="gr7" draw:text-style-name="P3" draw:layer="layout" svg:x1="10.5cm" svg:y1="10.25cm" svg:x2="10.5cm" svg:y2="10.75cm" draw:start-shape="id2" draw:start-glue-point="2" draw:end-shape="id3" draw:end-glue-point="0" svg:d="M10500 10250v500" svg:viewBox="0 0 1 501">
          <text:p/>
        </draw:connector>
        <draw:frame draw:style-name="gr3" draw:text-style-name="P4" xml:id="id8" draw:id="id8" draw:layer="layout" svg:width="3cm" svg:height="1.75cm" svg:x="1cm" svg:y="6.25cm">
          <draw:text-box>
            <text:p text:style-name="P3"><text:span text:style-name="T2">PSC Fabric Link (Port-0)</text:span></text:p>
          </draw:text-box>
        </draw:frame>
        <draw:frame draw:style-name="gr3" draw:text-style-name="P4" xml:id="id7" draw:id="id7" draw:layer="layout" svg:width="3cm" svg:height="1.75cm" svg:x="17cm" svg:y="6.25cm">
          <draw:text-box>
            <text:p text:style-name="P3"><text:span text:style-name="T2">PSC Fabric Link (Port-1)</text:span></text:p>
          </draw:text-box>
        </draw:frame>
        <draw:connector draw:style-name="gr7" draw:text-style-name="P3" draw:layer="layout" draw:type="line" svg:x1="12.75cm" svg:y1="7.125cm" svg:x2="13.05cm" svg:y2="7.125cm" draw:start-shape="id4" draw:start-glue-point="0" draw:end-shape="id5" draw:end-glue-point="3" svg:d="M12750 7125h300" svg:viewBox="0 0 301 1">
          <text:p/>
        </draw:connector>
        <draw:connector draw:style-name="gr7" draw:text-style-name="P3" draw:layer="layout" svg:x1="7.95cm" svg:y1="7.125cm" svg:x2="8.25cm" svg:y2="7.125cm" draw:start-shape="id6" draw:start-glue-point="1" draw:end-shape="id1" draw:end-glue-point="3" svg:d="M7950 7125h300" svg:viewBox="0 0 301 1">
          <text:p/>
        </draw:connector>
        <draw:connector draw:style-name="gr7" draw:text-style-name="P3" draw:layer="layout" draw:type="line" svg:x1="16.75cm" svg:y1="7.125cm" svg:x2="17cm" svg:y2="7.125cm" draw:start-shape="id5" draw:start-glue-point="1" draw:end-shape="id7" draw:end-glue-point="3" svg:d="M16750 7125h250" svg:viewBox="0 0 251 1">
          <text:p/>
        </draw:connector>
        <draw:connector draw:style-name="gr7" draw:text-style-name="P3" draw:layer="layout" draw:type="line" svg:x1="4cm" svg:y1="7.125cm" svg:x2="4.25cm" svg:y2="7.125cm" draw:start-shape="id8" draw:start-glue-point="1" draw:end-shape="id6" draw:end-glue-point="3" svg:d="M4000 7125h250" svg:viewBox="0 0 251 1">
          <text:p/>
        </draw:connector>
        <draw:frame draw:style-name="gr8" draw:text-style-name="P4" xml:id="id9" draw:id="id9" draw:layer="layout" svg:width="3.75cm" svg:height="1.763cm" svg:x="13cm" svg:y="10.75cm">
          <draw:text-box>
            <text:p text:style-name="P7">Fabric Control Unit (FCU)</text:p>
          </draw:text-box>
        </draw:frame>
        <draw:connector draw:style-name="gr9" draw:text-style-name="P2" draw:layer="layout" draw:type="line" svg:x1="14.875cm" svg:y1="10.75cm" svg:x2="12.75cm" svg:y2="8cm" draw:start-shape="id9" draw:start-glue-point="0" draw:end-shape="id1" draw:end-glue-point="4" svg:d="M14875 10750l-2125-2750" svg:viewBox="0 0 2126 2751">
          <text:p/>
        </draw:connector>
        <draw:connector draw:style-name="gr10" draw:text-style-name="P2" draw:layer="layout" draw:type="line" svg:x1="14.875cm" svg:y1="10.75cm" svg:x2="12.75cm" svg:y2="9.375cm" draw:start-shape="id9" draw:start-glue-point="0" draw:end-shape="id2" draw:end-glue-point="1" svg:d="M14875 10750l-2125-1375" svg:viewBox="0 0 2126 13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4:31:45.722709520</meta:creation-date>
    <dc:date>2026-02-21T16:44:19.891423348</dc:date>
    <meta:editing-duration>PT1H15M22S</meta:editing-duration>
    <meta:editing-cycles>3</meta:editing-cycles>
    <meta:generator>LibreOffice/24.2.7.2$Linux_X86_64 LibreOffice_project/420$Build-2</meta:generator>
    <meta:document-statistic meta:object-count="20"/>
  </office:meta>
</office:document-meta>
</file>